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52.92mm"/>
    </style:style>
    <style:style style:name="co3" style:family="table-column">
      <style:table-column-properties fo:break-before="auto" style:column-width="77.26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34.96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text-position="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1996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FIFA Y-1</text:p>
          </table:table-cell>
          <table:table-cell office:value-type="string" calcext:value-type="string">
            <text:p>POP Y-1 (millions)</text:p>
          </table:table-cell>
          <table:table-cell office:value-type="string" calcext:value-type="string">
            <text:p>GDP Y-1 (milliards)</text:p>
          </table:table-cell>
          <table:table-cell office:value-type="string" calcext:value-type="string">
            <text:p>Previou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style-name="ce1" office:value-type="string" calcext:value-type="string">
            <text:p>England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table:style-name="ce1" office:value-type="string" calcext:value-type="string">
            <text:p>Romani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22.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fifa</text:p>
          </table:table-cell>
          <table:table-cell table:style-name="ce1" office:value-type="string" calcext:value-type="string">
            <text:p>http://www.fifa.com/fifa-world-ranking/associations/association=eng/men/index.htm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59.5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http://data.worldbank.org/indicator/SP.POP.TOTL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9.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http://data.worldbank.org/indicator/NY.GDP.MKTP.CD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5.2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table:style-name="ce1" office:value-type="string" calcext:value-type="string">
            <text:p>Turkey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58.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table:style-name="ce1" office:value-type="string" calcext:value-type="string">
            <text:p>Croati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4.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56.8</text:p>
          </table:table-cell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table:style-name="ce1" office:value-type="string" calcext:value-type="string">
            <text:p>Czech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10.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81.7</text:p>
          </table:table-cell>
          <table:table-cell office:value-type="float" office:value="2591" calcext:value-type="float">
            <text:p>259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L</text:p>
          </table:table-cell>
          <table:table-cell table:style-name="ce1" office:value-type="string" calcext:value-type="string">
            <text:p>Bulgari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148.4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CO</text:p>
          </table:table-cell>
          <table:table-cell table:style-name="ce1" office:value-type="string" calcext:value-type="string">
            <text:p>Scotland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table:style-name="ce1" office:value-type="string" calcext:value-type="string">
            <text:p>Netherland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15.5</text:p>
          </table:table-cell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SW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SC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office:value-type="string" calcext:value-type="string">
            <text:p>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</text:p>
          </table:table-cell>
          <table:table-cell office:value-type="string" calcext:value-type="string">
            <text:p>E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</text:p>
          </table:table-cell>
          <table:table-cell office:value-type="string" calcext:value-type="string">
            <text:p>SW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E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BU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F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L</text:p>
          </table:table-cell>
          <table:table-cell office:value-type="string" calcext:value-type="string">
            <text:p>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SP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B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S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C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R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I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CZ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G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P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C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T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N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C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CZ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FIFA Y-1</text:p>
          </table:table-cell>
          <table:table-cell office:value-type="string" calcext:value-type="string">
            <text:p>POP Y-1 (millions)</text:p>
          </table:table-cell>
          <table:table-cell office:value-type="string" calcext:value-type="string">
            <text:p>GDP Y-1 (milliards)</text:p>
          </table:table-cell>
          <table:table-cell office:value-type="string" calcext:value-type="string">
            <text:p>Previou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table:style-name="ce1" office:value-type="string" calcext:value-type="string">
            <text:p>Belgium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10.2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table:style-name="ce1" office:value-type="string" calcext:value-type="string">
            <text:p>Netherland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15.8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fifa</text:p>
          </table:table-cell>
          <table:table-cell table:style-name="ce1" office:value-type="string" calcext:value-type="string">
            <text:p>http://www.fifa.com/fifa-world-ranking/associations/association=eng/men/index.htm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56.9</text:p>
          </table:table-cell>
          <table:table-cell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http://data.worldbank.org/indicator/SP.POP.TOTL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4.4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http://data.worldbank.org/indicator/NY.GDP.MKTP.CD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82.1</text:p>
          </table:table-cell>
          <table:table-cell office:value-type="float" office:value="2199" calcext:value-type="float">
            <text:p>219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60.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8.8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9.9</text:p>
          </table:table-cell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table:style-name="ce1" office:value-type="string" calcext:value-type="string">
            <text:p>Romani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22.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UG</text:p>
          </table:table-cell>
          <table:table-cell table:style-name="ce1" office:value-type="string" calcext:value-type="string">
            <text:p>Yugoslavi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10.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5.3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style-name="ce1" office:value-type="string" calcext:value-type="string">
            <text:p>England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48.5</text:p>
          </table:table-cell>
          <table:table-cell table:style-name="Default"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LO</text:p>
          </table:table-cell>
          <table:table-cell table:style-name="ce1" office:value-type="string" calcext:value-type="string">
            <text:p>Sloveni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1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table:style-name="ce1" office:value-type="string" calcext:value-type="string">
            <text:p>Turke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62.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R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E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R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SW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I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B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T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B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SW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N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UG</text:p>
          </table:table-cell>
          <table:table-cell office:value-type="string" calcext:value-type="string">
            <text:p>S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O</text:p>
          </table:table-cell>
          <table:table-cell office:value-type="string" calcext:value-type="string">
            <text:p>S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YU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UG</text:p>
          </table:table-cell>
          <table:table-cell office:value-type="string" calcext:value-type="string">
            <text:p>SP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O</text:p>
          </table:table-cell>
          <table:table-cell office:value-type="string" calcext:value-type="string">
            <text:p>N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C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C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RO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YU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P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N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FIFA Y-1</text:p>
          </table:table-cell>
          <table:table-cell office:value-type="string" calcext:value-type="string">
            <text:p>POP Y-1 (millions)</text:p>
          </table:table-cell>
          <table:table-cell office:value-type="string" calcext:value-type="string">
            <text:p>GDP Y-1 (milliards)</text:p>
          </table:table-cell>
          <table:table-cell office:value-type="string" calcext:value-type="string">
            <text:p>Previou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L</text:p>
          </table:table-cell>
          <table:table-cell table:style-name="ce1" office:value-type="string" calcext:value-type="string">
            <text:p>Bulgari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7.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table:style-name="ce1" office:value-type="string" calcext:value-type="string">
            <text:p>Croati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4.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fifa</text:p>
          </table:table-cell>
          <table:table-cell table:style-name="ce1" office:value-type="string" calcext:value-type="string">
            <text:p>http://www.fifa.com/fifa-world-ranking/associations/association=eng/men/index.htm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table:style-name="ce1" office:value-type="string" calcext:value-type="string">
            <text:p>Czech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10.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http://data.worldbank.org/indicator/SP.POP.TOTL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5.4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http://data.worldbank.org/indicator/NY.GDP.MKTP.CD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style-name="ce1" office:value-type="string" calcext:value-type="string">
            <text:p>Englan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62.7</text:p>
          </table:table-cell>
          <table:table-cell office:value-type="float" office:value="1848" calcext:value-type="float">
            <text:p>184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82.5</text:p>
          </table:table-cell>
          <table:table-cell office:value-type="float" office:value="2505" calcext:value-type="float">
            <text:p>250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table:style-name="ce1" office:value-type="string" calcext:value-type="string">
            <text:p>Greece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10.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57.6</text:p>
          </table:table-cell>
          <table:table-cell office:value-type="float" office:value="1570" calcext:value-type="float">
            <text:p>157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T</text:p>
          </table:table-cell>
          <table:table-cell table:style-name="ce1" office:value-type="string" calcext:value-type="string">
            <text:p>Latvi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1.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table:style-name="ce1" office:value-type="string" calcext:value-type="string">
            <text:p>Netherlan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16.2</text:p>
          </table:table-cell>
          <table:table-cell table:style-name="Default"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10.4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42.9</text:p>
          </table:table-cell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8.9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7.3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R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office:value-type="string" calcext:value-type="string">
            <text:p>SP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G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office:value-type="string" calcext:value-type="string">
            <text:p>C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E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SW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FR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E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I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BU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L</text:p>
          </table:table-cell>
          <table:table-cell office:value-type="string" calcext:value-type="string">
            <text:p>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S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B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SW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N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T</text:p>
          </table:table-cell>
          <table:table-cell office:value-type="string" calcext:value-type="string">
            <text:p>G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CZ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LA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C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N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office:value-type="string" calcext:value-type="string">
            <text:p>C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FIFA Y-1</text:p>
          </table:table-cell>
          <table:table-cell office:value-type="string" calcext:value-type="string">
            <text:p>POP Y-1 (millions)</text:p>
          </table:table-cell>
          <table:table-cell office:value-type="string" calcext:value-type="string">
            <text:p>GDP Y-1 (milliards)</text:p>
          </table:table-cell>
          <table:table-cell office:value-type="string" calcext:value-type="string">
            <text:p>Previou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24.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table:style-name="ce1" office:value-type="string" calcext:value-type="string">
            <text:p>Croati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4.4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fifa</text:p>
          </table:table-cell>
          <table:table-cell table:style-name="ce1" office:value-type="string" calcext:value-type="string">
            <text:p>http://www.fifa.com/fifa-world-ranking/associations/association=eng/men/index.htm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table:style-name="ce1" office:value-type="string" calcext:value-type="string">
            <text:p>Czech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10.3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http://data.worldbank.org/indicator/SP.POP.TOTL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64.3</text:p>
          </table:table-cell>
          <table:table-cell office:value-type="float" office:value="2663" calcext:value-type="float">
            <text:p>26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http://data.worldbank.org/indicator/NY.GDP.MKTP.CD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439" calcext:value-type="float">
            <text:p>3439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table:style-name="ce1" office:value-type="string" calcext:value-type="string">
            <text:p>Greece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58.8</text:p>
          </table:table-cell>
          <table:table-cell office:value-type="float" office:value="2204" calcext:value-type="float">
            <text:p>220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table:style-name="ce1" office:value-type="string" calcext:value-type="string">
            <text:p>Netherlan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16.4</text:p>
          </table:table-cell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10.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table:style-name="ce1" office:value-type="string" calcext:value-type="string">
            <text:p>Romani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20.5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142.7</text:p>
          </table:table-cell>
          <table:table-cell office:value-type="float" office:value="1299" calcext:value-type="float">
            <text:p>1299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45.6</text:p>
          </table:table-cell>
          <table:table-cell office:value-type="float" office:value="1479" calcext:value-type="float">
            <text:p>147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7.6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table:style-name="ce1" office:value-type="string" calcext:value-type="string">
            <text:p>Turkey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office:value-type="string" calcext:value-type="string">
            <text:p>C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T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office:value-type="string" calcext:value-type="string">
            <text:p>TU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CZ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C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PO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P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office:value-type="string" calcext:value-type="string">
            <text:p>C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F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I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R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FR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RO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RU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office:value-type="string" calcext:value-type="string">
            <text:p>SW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S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office:value-type="string" calcext:value-type="string">
            <text:p>R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office:value-type="string" calcext:value-type="string">
            <text:p>S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SW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G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TU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R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I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TU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SP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SP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FIFA Y-1</text:p>
          </table:table-cell>
          <table:table-cell office:value-type="string" calcext:value-type="string">
            <text:p>POP Y-1 (millions)</text:p>
          </table:table-cell>
          <table:table-cell office:value-type="string" calcext:value-type="string">
            <text:p>GDP Y-1 (milliards)</text:p>
          </table:table-cell>
          <table:table-cell office:value-type="string" calcext:value-type="string">
            <text:p>Previou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table:style-name="ce1" office:value-type="string" calcext:value-type="string">
            <text:p>Croati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62.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table:style-name="ce1" office:value-type="string" calcext:value-type="string">
            <text:p>Czech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27.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fifa</text:p>
          </table:table-cell>
          <table:table-cell table:style-name="ce1" office:value-type="string" calcext:value-type="string">
            <text:p>http://www.fifa.com/fifa-world-ranking/associations/association=eng/men/index.htm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41.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http://data.worldbank.org/indicator/SP.POP.TOTL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style-name="ce1" office:value-type="string" calcext:value-type="string">
            <text:p>England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http://data.worldbank.org/indicator/NY.GDP.MKTP.CD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2862.5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3757.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table:style-name="ce1" office:value-type="string" calcext:value-type="string">
            <text:p>Greec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287.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RE</text:p>
          </table:table-cell>
          <table:table-cell table:style-name="ce1" office:value-type="string" calcext:value-type="string">
            <text:p>Ireland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table:style-name="Default" office:value-type="string" calcext:value-type="string">
            <text:p>241.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59.3</text:p>
          </table:table-cell>
          <table:table-cell office:value-type="float" office:value="2278" calcext:value-type="float">
            <text:p>227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table:style-name="ce1" office:value-type="string" calcext:value-type="string">
            <text:p>Netherland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893.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28.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44.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142.9</text:p>
          </table:table-cell>
          <table:table-cell office:value-type="string" calcext:value-type="string">
            <text:p>1904.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1487.9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563.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KR</text:p>
          </table:table-cell>
          <table:table-cell table:style-name="ce1" office:value-type="string" calcext:value-type="string">
            <text:p>Ukrain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45.7</text:p>
          </table:table-cell>
          <table:table-cell table:style-name="Default" office:value-type="string" calcext:value-type="string">
            <text:p>163.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office:value-type="string" calcext:value-type="string">
            <text:p>G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CZ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office:value-type="string" calcext:value-type="string">
            <text:p>C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office:value-type="string" calcext:value-type="string">
            <text:p>R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P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E</text:p>
          </table:table-cell>
          <table:table-cell office:value-type="string" calcext:value-type="string">
            <text:p>R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P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I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RE</text:p>
          </table:table-cell>
          <table:table-cell office:value-type="string" calcext:value-type="string">
            <text:p>C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C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I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SP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KR</text:p>
          </table:table-cell>
          <table:table-cell office:value-type="string" calcext:value-type="string">
            <text:p>SW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KR</text:p>
          </table:table-cell>
          <table:table-cell office:value-type="string" calcext:value-type="string">
            <text:p>F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E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UK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F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F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G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IT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S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I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IT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FIFA Y-1</text:p>
          </table:table-cell>
          <table:table-cell office:value-type="string" calcext:value-type="string">
            <text:p>POP Y-1 (millions)</text:p>
          </table:table-cell>
          <table:table-cell office:value-type="string" calcext:value-type="string">
            <text:p>GDP Y-1 (milliards)</text:p>
          </table:table-cell>
          <table:table-cell office:value-type="string" calcext:value-type="string">
            <text:p>Previou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LB</text:p>
          </table:table-cell>
          <table:table-cell table:style-name="ce1" office:value-type="string" calcext:value-type="string">
            <text:p>Albani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3.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436.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fifa</text:p>
          </table:table-cell>
          <table:table-cell table:style-name="ce1" office:value-type="string" calcext:value-type="string">
            <text:p>http://www.fifa.com/fifa-world-ranking/associations/association=eng/men/index.htm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table:style-name="ce1" office:value-type="string" calcext:value-type="string">
            <text:p>Belgium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31.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http://data.worldbank.org/indicator/SP.POP.TOTL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table:style-name="ce1" office:value-type="string" calcext:value-type="string">
            <text:p>Croati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7.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http://data.worldbank.org/indicator/NY.GDP.MKTP.CD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table:style-name="ce1" office:value-type="string" calcext:value-type="string">
            <text:p>Czech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05.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style-name="ce1" office:value-type="string" calcext:value-type="string">
            <text:p>England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2829.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3868.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N</text:p>
          </table:table-cell>
          <table:table-cell table:style-name="ce1" office:value-type="string" calcext:value-type="string">
            <text:p>Hungar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38.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table:style-name="ce1" office:value-type="string" calcext:value-type="string">
            <text:p>Iceland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2141.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IR</text:p>
          </table:table-cell>
          <table:table-cell table:style-name="ce1" office:value-type="string" calcext:value-type="string">
            <text:p>Northern Ireland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1.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44.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10.4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RE</text:p>
          </table:table-cell>
          <table:table-cell table:style-name="ce1" office:value-type="string" calcext:value-type="string">
            <text:p>Ireland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0.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table:style-name="ce1" office:value-type="string" calcext:value-type="string">
            <text:p>Romani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string" calcext:value-type="string">
            <text:p>19.9</text:p>
          </table:table-cell>
          <table:table-cell table:style-name="Default"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3.8</text:p>
          </table:table-cell>
          <table:table-cell office:value-type="string" calcext:value-type="string">
            <text:p>1860.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LK</text:p>
          </table:table-cell>
          <table:table-cell office:value-type="string" calcext:value-type="string">
            <text:p>Slovakia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00.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Spain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1381.3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.6</text:p>
          </table:table-cell>
          <table:table-cell office:value-type="float" office:value="571" calcext:value-type="float">
            <text:p>57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office:value-type="string" calcext:value-type="string">
            <text:p>Switzerland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1</text:p>
          </table:table-cell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98.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131.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AL</text:p>
          </table:table-cell>
          <table:table-cell office:value-type="string" calcext:value-type="string">
            <text:p>Wales</text:p>
          </table:table-cell>
          <table:table-cell table:style-name="ce1"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R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B</text:p>
          </table:table-cell>
          <table:table-cell office:value-type="string" calcext:value-type="string">
            <text:p>SW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SW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AL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office:value-type="string" calcext:value-type="string">
            <text:p>FR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AL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AL</text:p>
          </table:table-cell>
          <table:table-cell office:value-type="string" calcext:value-type="string">
            <text:p>S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RU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S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W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K</text:p>
          </table:table-cell>
          <table:table-cell office:value-type="string" calcext:value-type="string">
            <text:p>E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W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office:value-type="string" calcext:value-type="string">
            <text:p>NI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UK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KR</text:p>
          </table:table-cell>
          <table:table-cell office:value-type="string" calcext:value-type="string">
            <text:p>NI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P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R</text:p>
          </table:table-cell>
          <table:table-cell office:value-type="string" calcext:value-type="string">
            <text:p>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KR</text:p>
          </table:table-cell>
          <table:table-cell office:value-type="string" calcext:value-type="string">
            <text:p>PO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CR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CZ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CR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T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SP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TU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E</text:p>
          </table:table-cell>
          <table:table-cell office:value-type="string" calcext:value-type="string">
            <text:p>SW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IT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SW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I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B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I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HU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I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HU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AU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AU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UN</text:p>
          </table:table-cell>
          <table:table-cell office:value-type="string" calcext:value-type="string">
            <text:p>POR</text:p>
          </table:table-cell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5" table:number-columns-repeated="3" table:default-cell-style-name="ce2"/>
        <table:table-column table:style-name="co5" table:default-cell-style-name="Default"/>
        <table:table-row table:style-name="ro2">
          <table:table-cell office:value-type="string" calcext:value-type="string">
            <text:p>abb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fifa_ran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prev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 office:value-type="string" calcext:value-type="string">
            <text:p>England</text:p>
          </table:table-cell>
          <table:table-cell office:value-type="float" office:value="1996" calcext:value-type="float">
            <text:p>199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OM</text:p>
          </table:table-cell>
          <table:table-cell office:value-type="string" calcext:value-type="string">
            <text:p>Romania</text:p>
          </table:table-cell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.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9.5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 office:value-type="string" calcext:value-type="string">
            <text:p>Spain</text:p>
          </table:table-cell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Denmark</text:p>
          </table:table-cell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2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WI</text:p>
          </table:table-cell>
          <table:table-cell office:value-type="string" calcext:value-type="string">
            <text:p>Switzerland</text:p>
          </table:table-cell>
          <table:table-cell office:value-type="float" office:value="1996" calcext:value-type="float">
            <text:p>199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float" office:value="1996" calcext:value-type="float">
            <text:p>19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8.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O</text:p>
          </table:table-cell>
          <table:table-cell office:value-type="string" calcext:value-type="string">
            <text:p>Croatia</text:p>
          </table:table-cell>
          <table:table-cell office:value-type="float" office:value="1996" calcext:value-type="float">
            <text:p>19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.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6.8</text:p>
          </table:table-cell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zech</text:p>
          </table:table-cell>
          <table:table-cell office:value-type="float" office:value="1996" calcext:value-type="float">
            <text:p>1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ortugal</text:p>
          </table:table-cell>
          <table:table-cell office:value-type="float" office:value="1996" calcext:value-type="float">
            <text:p>199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Germany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.7</text:p>
          </table:table-cell>
          <table:table-cell office:value-type="float" office:value="2591" calcext:value-type="float">
            <text:p>259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UL</text:p>
          </table:table-cell>
          <table:table-cell office:value-type="string" calcext:value-type="string">
            <text:p>Bulgaria</text:p>
          </table:table-cell>
          <table:table-cell office:value-type="float" office:value="1996" calcext:value-type="float">
            <text:p>19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.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8.4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CO</text:p>
          </table:table-cell>
          <table:table-cell office:value-type="string" calcext:value-type="string">
            <text:p>Scotland</text:p>
          </table:table-cell>
          <table:table-cell office:value-type="float" office:value="1996" calcext:value-type="float">
            <text:p>199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D</text:p>
          </table:table-cell>
          <table:table-cell office:value-type="string" calcext:value-type="string">
            <text:p>Netherlands</text:p>
          </table:table-cell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.5</text:p>
          </table:table-cell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float" office:value="2000" calcext:value-type="float">
            <text:p>2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.2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ED</text:p>
          </table:table-cell>
          <table:table-cell office:value-type="string" calcext:value-type="string">
            <text:p>Netherland</text:p>
          </table:table-cell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.8</text:p>
          </table:table-cell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6.9</text:p>
          </table:table-cell>
          <table:table-cell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4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Germany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2.1</text:p>
          </table:table-cell>
          <table:table-cell office:value-type="float" office:value="2199" calcext:value-type="float">
            <text:p>219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.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.8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 office:value-type="string" calcext:value-type="string">
            <text:p>Spain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9</text:p>
          </table:table-cell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M</text:p>
          </table:table-cell>
          <table:table-cell office:value-type="string" calcext:value-type="string">
            <text:p>Romania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zech Republic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ortugal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Denmark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3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 office:value-type="string" calcext:value-type="string">
            <text:p>England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8.5</text:p>
          </table:table-cell>
          <table:table-cell table:style-name="Default"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LO</text:p>
          </table:table-cell>
          <table:table-cell office:value-type="string" calcext:value-type="string">
            <text:p>Slovenia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2.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L</text:p>
          </table:table-cell>
          <table:table-cell office:value-type="string" calcext:value-type="string">
            <text:p>Bulgaria</text:p>
          </table:table-cell>
          <table:table-cell office:value-type="float" office:value="2004" calcext:value-type="float">
            <text:p>20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.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RO</text:p>
          </table:table-cell>
          <table:table-cell office:value-type="string" calcext:value-type="string">
            <text:p>Croatia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zech</text:p>
          </table:table-cell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Denmark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.4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 office:value-type="string" calcext:value-type="string">
            <text:p>England</text:p>
          </table:table-cell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7</text:p>
          </table:table-cell>
          <table:table-cell office:value-type="float" office:value="1848" calcext:value-type="float">
            <text:p>184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Germany</text:p>
          </table:table-cell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2.5</text:p>
          </table:table-cell>
          <table:table-cell office:value-type="float" office:value="2505" calcext:value-type="float">
            <text:p>250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RE</text:p>
          </table:table-cell>
          <table:table-cell office:value-type="string" calcext:value-type="string">
            <text:p>Greece</text:p>
          </table:table-cell>
          <table:table-cell office:value-type="float" office:value="2004" calcext:value-type="float">
            <text:p>20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7.6</text:p>
          </table:table-cell>
          <table:table-cell office:value-type="float" office:value="1570" calcext:value-type="float">
            <text:p>157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 office:value-type="string" calcext:value-type="string">
            <text:p>Latvia</text:p>
          </table:table-cell>
          <table:table-cell office:value-type="float" office:value="2004" calcext:value-type="float">
            <text:p>20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D</text:p>
          </table:table-cell>
          <table:table-cell office:value-type="string" calcext:value-type="string">
            <text:p>Netherland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2</text:p>
          </table:table-cell>
          <table:table-cell table:style-name="Default"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ortugal</text:p>
          </table:table-cell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4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 office:value-type="string" calcext:value-type="string">
            <text:p>Spain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.9</text:p>
          </table:table-cell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9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WI</text:p>
          </table:table-cell>
          <table:table-cell office:value-type="string" calcext:value-type="string">
            <text:p>Switzerland</text:p>
          </table:table-cell>
          <table:table-cell office:value-type="float" office:value="2004" calcext:value-type="float">
            <text:p>20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.3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office:value-type="string" calcext:value-type="string">
            <text:p>Austria</text:p>
          </table:table-cell>
          <table:table-cell office:value-type="float" office:value="2008" calcext:value-type="float">
            <text:p>20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4.2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O</text:p>
          </table:table-cell>
          <table:table-cell office:value-type="string" calcext:value-type="string">
            <text:p>Croatia</text:p>
          </table:table-cell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4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zech</text:p>
          </table:table-cell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3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4.3</text:p>
          </table:table-cell>
          <table:table-cell office:value-type="float" office:value="2663" calcext:value-type="float">
            <text:p>266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Germany</text:p>
          </table:table-cell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439" calcext:value-type="float">
            <text:p>343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RE</text:p>
          </table:table-cell>
          <table:table-cell office:value-type="string" calcext:value-type="string">
            <text:p>Greece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.8</text:p>
          </table:table-cell>
          <table:table-cell office:value-type="float" office:value="2204" calcext:value-type="float">
            <text:p>220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ED</text:p>
          </table:table-cell>
          <table:table-cell office:value-type="string" calcext:value-type="string">
            <text:p>Netherland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4</text:p>
          </table:table-cell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ortugal</text:p>
          </table:table-cell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.5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OM</text:p>
          </table:table-cell>
          <table:table-cell office:value-type="string" calcext:value-type="string">
            <text:p>Romania</text:p>
          </table:table-cell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.5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42.7</text:p>
          </table:table-cell>
          <table:table-cell office:value-type="float" office:value="1299" calcext:value-type="float">
            <text:p>129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 office:value-type="string" calcext:value-type="string">
            <text:p>Spain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.6</text:p>
          </table:table-cell>
          <table:table-cell office:value-type="float" office:value="1479" calcext:value-type="float">
            <text:p>147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WI</text:p>
          </table:table-cell>
          <table:table-cell office:value-type="string" calcext:value-type="string">
            <text:p>Switzerland</text:p>
          </table:table-cell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.6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RO</text:p>
          </table:table-cell>
          <table:table-cell office:value-type="string" calcext:value-type="string">
            <text:p>Croatia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62.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zech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27.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Denmark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41.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 office:value-type="string" calcext:value-type="string">
            <text:p>England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2862.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Germany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3757.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RE</text:p>
          </table:table-cell>
          <table:table-cell office:value-type="string" calcext:value-type="string">
            <text:p>Greece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287.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RE</text:p>
          </table:table-cell>
          <table:table-cell office:value-type="string" calcext:value-type="string">
            <text:p>Ireland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table:style-name="Default" office:value-type="string" calcext:value-type="string">
            <text:p>241.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9.3</text:p>
          </table:table-cell>
          <table:table-cell office:value-type="float" office:value="2278" calcext:value-type="float">
            <text:p>227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ED</text:p>
          </table:table-cell>
          <table:table-cell office:value-type="string" calcext:value-type="string">
            <text:p>Netherland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893.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float" office:value="2012" calcext:value-type="float">
            <text:p>201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28.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ortugal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44.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2.9</text:p>
          </table:table-cell>
          <table:table-cell office:value-type="string" calcext:value-type="string">
            <text:p>1904.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1487.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563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5.7</text:p>
          </table:table-cell>
          <table:table-cell table:style-name="Default" office:value-type="string" calcext:value-type="string">
            <text:p>163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 office:value-type="string" calcext:value-type="string">
            <text:p>Albania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office:value-type="string" calcext:value-type="string">
            <text:p>Austria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436.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31.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O</text:p>
          </table:table-cell>
          <table:table-cell office:value-type="string" calcext:value-type="string">
            <text:p>Croatia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7.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zech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05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 office:value-type="string" calcext:value-type="string">
            <text:p>England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2829.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Germany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3868.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38.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CE</text:p>
          </table:table-cell>
          <table:table-cell office:value-type="string" calcext:value-type="string">
            <text:p>Iceland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2141.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IR</text:p>
          </table:table-cell>
          <table:table-cell office:value-type="string" calcext:value-type="string">
            <text:p>Northern Ireland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44.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ortugal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4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RE</text:p>
          </table:table-cell>
          <table:table-cell office:value-type="string" calcext:value-type="string">
            <text:p>Ireland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0.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M</text:p>
          </table:table-cell>
          <table:table-cell office:value-type="string" calcext:value-type="string">
            <text:p>Romania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19.9</text:p>
          </table:table-cell>
          <table:table-cell table:style-name="Default"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 table:style-name="Default" office:value-type="string" calcext:value-type="string">
            <text:p>Russia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143.8</text:p>
          </table:table-cell>
          <table:table-cell office:value-type="string" calcext:value-type="string">
            <text:p>1860.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LK</text:p>
          </table:table-cell>
          <table:table-cell table:style-name="Default" office:value-type="string" calcext:value-type="string">
            <text:p>Slovakia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00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 table:style-name="Default"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1381.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 table:style-name="Default" office:value-type="string" calcext:value-type="string">
            <text:p>Sweden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9.6</text:p>
          </table:table-cell>
          <table:table-cell office:value-type="float" office:value="571" calcext:value-type="float">
            <text:p>57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WI</text:p>
          </table:table-cell>
          <table:table-cell table:style-name="Default" office:value-type="string" calcext:value-type="string">
            <text:p>Switzerland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8.1</text:p>
          </table:table-cell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UR</text:p>
          </table:table-cell>
          <table:table-cell table:style-name="Default"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98.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KR</text:p>
          </table:table-cell>
          <table:table-cell table:style-name="Default" office:value-type="string" calcext:value-type="string">
            <text:p>Ukraine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131.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L</text:p>
          </table:table-cell>
          <table:table-cell table:style-name="Default" office:value-type="string" calcext:value-type="string">
            <text:p>Wales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</table:table-row>
      </table:table>
      <table:named-expressions/>
      <table:database-ranges>
        <table:database-range table:name="__Anonymous_Sheet_DB__2" table:target-range-address="'2004'.B1:'2004'.G17">
          <table:sort>
            <table:sort-by table:field-number="0" table:data-type="automatic"/>
          </table:sort>
        </table:database-range>
        <table:database-range table:name="__Anonymous_Sheet_DB__3" table:target-range-address="'2008'.B1:'2008'.G17">
          <table:sort>
            <table:sort-by table:field-number="1" table:data-type="automatic"/>
          </table:sort>
        </table:database-range>
        <table:database-range table:name="__Anonymous_Sheet_DB__4" table:target-range-address="'2012'.B1:'2012'.H17">
          <table:sort>
            <table:sort-by table:field-number="1" table:data-type="automatic"/>
          </table:sort>
        </table:database-range>
        <table:database-range table:name="__Anonymous_Sheet_DB__5" table:target-range-address="'2016'.B1:'2016'.G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09:31:17.748219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GEON-55061</meta:initial-creator>
    <meta:creation-date>2016-05-17T16:51:54</meta:creation-date>
    <dc:date>2016-06-04T09:31:30.144325885</dc:date>
    <meta:editing-duration>PT12H19M43S</meta:editing-duration>
    <meta:editing-cycles>272</meta:editing-cycles>
    <meta:generator>LibreOffice/5.0.5.2$Linux_X86_64 LibreOffice_project/00m0$Build-2</meta:generator>
    <meta:document-statistic meta:table-count="7" meta:cell-count="2231" meta:object-count="0"/>
  </office:meta>
</office:document-meta>
</file>